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07bc" officeooo:paragraph-rsid="001f07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REDIRECTING A <text:s/>CONTENT TO A NEW FILE </text:p>
      <text:p text:style-name="Standard"/>
      <text:p text:style-name="Standard">god@god:~/Desktop$ ./redirection.sh</text:p>
      <text:p text:style-name="Standard">god@god:~/Desktop$ cat sample.txt</text:p>
      <text:p text:style-name="Standard">assignment4_4.sh</text:p>
      <text:p text:style-name="Standard">assignment4_5.sh</text:p>
      <text:p text:style-name="Standard">here.sh</text:p>
      <text:p text:style-name="Standard">My directory</text:p>
      <text:p text:style-name="Standard">out.txt</text:p>
      <text:p text:style-name="Standard">redirection.sh</text:p>
      <text:p text:style-name="Standard">sample.txt</text:p>
      <text:p text:style-name="Standard">samp.sh</text:p>
      <text:p text:style-name="Standard">god@god:~/Desktop$ ./redirection.sh</text:p>
      <text:p text:style-name="Standard">god@god:~/Desktop$ cat sample.txt</text:p>
      <text:p text:style-name="Standard">./redirection.sh: line 4: vs: command not found</text:p>
      <text:p text:style-name="Standard"/>
      <text:p text:style-name="P1">CONTENTS IN THE FILE “redirection.sh”</text:p>
      <text:p text:style-name="Standard"/>
      <text:p text:style-name="Standard">#!/usr/bin/env bash</text:p>
      <text:p text:style-name="Standard"/>
      <text:p text:style-name="Standard">ls &gt; sample.txt</text:p>
      <text:p text:style-name="Standard">vs 2&gt; sample.t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5T22:25:14.741384249</meta:creation-date>
    <dc:date>2023-10-05T22:27:50.845757993</dc:date>
    <meta:editing-duration>PT2M36S</meta:editing-duration>
    <meta:editing-cycles>1</meta:editing-cycles>
    <meta:document-statistic meta:table-count="0" meta:image-count="0" meta:object-count="0" meta:page-count="1" meta:paragraph-count="18" meta:word-count="47" meta:character-count="399" meta:non-whitespace-character-count="368"/>
    <meta:generator>LibreOffice/6.4.7.2$Linux_X86_64 LibreOffice_project/40$Build-2</meta:generator>
  </office:meta>
</office:document-meta>
</file>